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officeooo:rsid="000a59c6" officeooo:paragraph-rsid="000a59c6" style:font-size-asian="12pt" style:font-size-complex="12pt"/>
    </style:style>
    <style:style style:name="P2" style:family="paragraph" style:parent-style-name="Standard">
      <style:paragraph-properties fo:text-align="justify" style:justify-single-word="false"/>
      <style:text-properties fo:font-size="12pt" officeooo:rsid="000a59c6" officeooo:paragraph-rsid="00629795" style:font-size-asian="12pt" style:font-size-complex="12pt"/>
    </style:style>
    <style:style style:name="P3" style:family="paragraph" style:parent-style-name="Standard">
      <style:paragraph-properties fo:text-align="justify" style:justify-single-word="false"/>
      <style:text-properties fo:font-size="12pt" officeooo:rsid="0015d2dd" officeooo:paragraph-rsid="0015d2dd" style:font-size-asian="12pt" style:font-size-complex="12pt"/>
    </style:style>
    <style:style style:name="P4" style:family="paragraph" style:parent-style-name="Standard">
      <style:paragraph-properties fo:text-align="justify" style:justify-single-word="false"/>
      <style:text-properties fo:font-size="12pt" officeooo:rsid="0022b367" officeooo:paragraph-rsid="0022b367" style:font-size-asian="12pt" style:font-size-complex="12pt"/>
    </style:style>
    <style:style style:name="P5" style:family="paragraph" style:parent-style-name="Standard">
      <style:paragraph-properties fo:text-align="justify" style:justify-single-word="false"/>
      <style:text-properties fo:font-size="12pt" officeooo:rsid="000e1e6d" officeooo:paragraph-rsid="000e1e6d" style:font-size-asian="12pt" style:font-size-complex="12pt"/>
    </style:style>
    <style:style style:name="P6" style:family="paragraph" style:parent-style-name="Standard">
      <style:paragraph-properties fo:text-align="justify" style:justify-single-word="false"/>
      <style:text-properties fo:font-size="12pt" officeooo:rsid="0011fb60" officeooo:paragraph-rsid="0011fb60" style:font-size-asian="12pt" style:font-size-complex="12pt"/>
    </style:style>
    <style:style style:name="P7" style:family="paragraph" style:parent-style-name="Standard">
      <style:paragraph-properties fo:text-align="justify" style:justify-single-word="false"/>
      <style:text-properties fo:font-size="12pt" officeooo:rsid="0011fb60" officeooo:paragraph-rsid="00536375" style:font-size-asian="12pt" style:font-size-complex="12pt"/>
    </style:style>
    <style:style style:name="P8" style:family="paragraph" style:parent-style-name="Standard">
      <style:text-properties fo:font-size="12pt" fo:font-weight="bold" officeooo:rsid="000a59c6" officeooo:paragraph-rsid="000a59c6"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0a59c6" officeooo:paragraph-rsid="00629795"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0a59c6" officeooo:paragraph-rsid="00c37f93" style:font-size-asian="12pt" style:font-weight-asian="bold" style:font-size-complex="12pt" style:font-weight-complex="bold"/>
    </style:style>
    <style:style style:name="P11" style:family="paragraph" style:parent-style-name="Standard">
      <style:text-properties fo:font-size="12pt" fo:font-weight="bold" officeooo:rsid="0015d2dd" officeooo:paragraph-rsid="0015d2d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22b367" officeooo:paragraph-rsid="0022b367"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4341c7" officeooo:paragraph-rsid="004341c7"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11fb60" officeooo:paragraph-rsid="0011fb60"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649b6a" officeooo:paragraph-rsid="00649b6a"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649b6a" officeooo:paragraph-rsid="006a5449"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649b6a" officeooo:paragraph-rsid="00ba090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649b6a" officeooo:paragraph-rsid="00bffa86"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649b6a" officeooo:paragraph-rsid="00c37f9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73ee24" officeooo:paragraph-rsid="0073ee24"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style="normal" fo:font-weight="bold" officeooo:rsid="0049bc35" officeooo:paragraph-rsid="004341c7"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size="12pt" fo:font-style="normal" fo:font-weight="bold" officeooo:rsid="0066c770" officeooo:paragraph-rsid="006a5449"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fo:font-weight="bold" officeooo:rsid="00098bc8" officeooo:paragraph-rsid="00629795"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fo:font-style="normal" fo:font-weight="bold" officeooo:rsid="00c7f240" officeooo:paragraph-rsid="00c7f240"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2pt" fo:font-style="normal" fo:font-weight="bold" officeooo:rsid="00c89662" officeooo:paragraph-rsid="00c89662"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fo:font-weight="bold" officeooo:rsid="00eb4328" officeooo:paragraph-rsid="00eb4328"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bold" officeooo:rsid="00eb4328" officeooo:paragraph-rsid="00ee7248"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fo:font-weight="bold" officeooo:rsid="00fcb7b1" officeooo:paragraph-rsid="00fcb7b1"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normal" fo:font-weight="bold" officeooo:rsid="00fcb7b1" officeooo:paragraph-rsid="01018018"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bold" officeooo:rsid="00fcb7b1" officeooo:paragraph-rsid="0112e840"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fo:font-size="12pt" fo:font-style="normal" fo:font-weight="normal" officeooo:rsid="00629795" officeooo:paragraph-rsid="00629795"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fo:font-weight="normal" officeooo:rsid="00d2fb90" officeooo:paragraph-rsid="00c7f240"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d91636" officeooo:paragraph-rsid="00c7f240"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eb4328" officeooo:paragraph-rsid="00eb4328"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fo:font-weight="normal" officeooo:rsid="00f89b2f" officeooo:paragraph-rsid="00ee7248"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f3b3f4" officeooo:paragraph-rsid="00ee7248"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1022cc3" officeooo:paragraph-rsid="01018018"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0fcb7b1" officeooo:paragraph-rsid="00fcb7b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weight="normal" officeooo:rsid="0073ee24" officeooo:paragraph-rsid="0073ee2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officeooo:paragraph-rsid="00649b6a"/>
    </style:style>
    <style:style style:name="P41" style:family="paragraph" style:parent-style-name="Standard">
      <style:paragraph-properties fo:text-align="center" style:justify-single-word="false" fo:padding="0.049cm" fo:border="0.06pt solid #000000" style:shadow="#808080 0.18cm 0.18cm"/>
      <style:text-properties fo:font-size="12pt" fo:font-weight="bold" officeooo:rsid="00098bc8" officeooo:paragraph-rsid="00098bc8" style:font-size-asian="12pt" style:font-weight-asian="bold" style:font-size-complex="12pt" style:font-weight-complex="bold"/>
    </style:style>
    <style:style style:name="P42" style:family="paragraph" style:parent-style-name="Standard">
      <style:paragraph-properties fo:text-align="center" style:justify-single-word="false" fo:padding="0.049cm" fo:border="0.06pt solid #000000" style:shadow="#808080 0.18cm 0.18cm"/>
      <style:text-properties fo:font-size="12pt" fo:font-style="normal" fo:font-weight="bold" officeooo:rsid="00098bc8" officeooo:paragraph-rsid="00c7f240" style:font-size-asian="12pt" style:font-style-asian="normal" style:font-weight-asian="bold" style:font-size-complex="12pt" style:font-style-complex="normal" style:font-weight-complex="bold"/>
    </style:style>
    <style:style style:name="T1" style:family="text">
      <style:text-properties officeooo:rsid="000c1212"/>
    </style:style>
    <style:style style:name="T2" style:family="text">
      <style:text-properties officeooo:rsid="000e1e6d"/>
    </style:style>
    <style:style style:name="T3" style:family="text">
      <style:text-properties officeooo:rsid="0017ab75"/>
    </style:style>
    <style:style style:name="T4" style:family="text">
      <style:text-properties officeooo:rsid="001bb19a"/>
    </style:style>
    <style:style style:name="T5" style:family="text">
      <style:text-properties officeooo:rsid="0021ec19"/>
    </style:style>
    <style:style style:name="T6" style:family="text">
      <style:text-properties fo:font-style="italic"/>
    </style:style>
    <style:style style:name="T7" style:family="text">
      <style:text-properties fo:font-style="italic" officeooo:rsid="0021ec19" style:font-style-asian="italic" style:font-style-complex="italic"/>
    </style:style>
    <style:style style:name="T8" style:family="text">
      <style:text-properties fo:font-style="italic" officeooo:rsid="003b72c8" style:font-style-asian="italic" style:font-style-complex="italic"/>
    </style:style>
    <style:style style:name="T9" style:family="text">
      <style:text-properties fo:font-style="italic" officeooo:rsid="003d6566" style:font-style-asian="italic" style:font-style-complex="italic"/>
    </style:style>
    <style:style style:name="T10" style:family="text">
      <style:text-properties fo:font-style="italic" officeooo:rsid="000e1e6d" style:font-style-asian="italic" style:font-style-complex="italic"/>
    </style:style>
    <style:style style:name="T11" style:family="text">
      <style:text-properties fo:font-style="italic" officeooo:rsid="004341c7" style:font-style-asian="italic" style:font-style-complex="italic"/>
    </style:style>
    <style:style style:name="T12" style:family="text">
      <style:text-properties fo:font-style="italic" fo:font-weight="normal" officeooo:rsid="009db42b" style:font-style-asian="italic" style:font-weight-asian="normal" style:font-style-complex="italic" style:font-weight-complex="normal"/>
    </style:style>
    <style:style style:name="T13" style:family="text">
      <style:text-properties fo:font-style="italic" fo:font-weight="normal" officeooo:rsid="00a0e3b5" style:font-style-asian="italic" style:font-weight-asian="normal" style:font-style-complex="italic" style:font-weight-complex="normal"/>
    </style:style>
    <style:style style:name="T14" style:family="text">
      <style:text-properties fo:font-style="italic" fo:font-weight="normal" officeooo:rsid="00b881e2" style:font-style-asian="italic" style:font-weight-asian="normal" style:font-style-complex="italic" style:font-weight-complex="normal"/>
    </style:style>
    <style:style style:name="T15" style:family="text">
      <style:text-properties fo:font-style="italic" fo:font-weight="normal" officeooo:rsid="00be1360" style:font-style-asian="italic" style:font-weight-asian="normal" style:font-style-complex="italic" style:font-weight-complex="normal"/>
    </style:style>
    <style:style style:name="T16" style:family="text">
      <style:text-properties fo:font-style="italic" fo:font-weight="normal" officeooo:rsid="00c8a33c" style:font-style-asian="italic" style:font-weight-asian="normal" style:font-style-complex="italic" style:font-weight-complex="normal"/>
    </style:style>
    <style:style style:name="T17" style:family="text">
      <style:text-properties fo:font-style="italic" fo:font-weight="normal" officeooo:rsid="00ca27ad" style:font-style-asian="italic" style:font-weight-asian="normal" style:font-style-complex="italic" style:font-weight-complex="normal"/>
    </style:style>
    <style:style style:name="T18" style:family="text">
      <style:text-properties fo:font-style="italic" fo:font-weight="normal" officeooo:rsid="00d91636" style:font-style-asian="italic" style:font-weight-asian="normal" style:font-style-complex="italic" style:font-weight-complex="normal"/>
    </style:style>
    <style:style style:name="T19" style:family="text">
      <style:text-properties fo:font-style="italic" fo:font-weight="normal" officeooo:rsid="00e775d9" style:font-style-asian="italic" style:font-weight-asian="normal" style:font-style-complex="italic" style:font-weight-complex="normal"/>
    </style:style>
    <style:style style:name="T20" style:family="text">
      <style:text-properties fo:font-style="italic" fo:font-weight="normal" officeooo:rsid="01018018" style:font-style-asian="italic" style:font-weight-asian="normal" style:font-style-complex="italic" style:font-weight-complex="normal"/>
    </style:style>
    <style:style style:name="T21" style:family="text">
      <style:text-properties fo:font-style="italic" fo:font-weight="normal" officeooo:rsid="010d296d" style:font-style-asian="italic" style:font-weight-asian="normal" style:font-style-complex="italic" style:font-weight-complex="normal"/>
    </style:style>
    <style:style style:name="T22" style:family="text">
      <style:text-properties fo:font-style="italic" fo:font-weight="normal" officeooo:rsid="010911cf" style:font-style-asian="italic" style:font-weight-asian="normal" style:font-style-complex="italic" style:font-weight-complex="normal"/>
    </style:style>
    <style:style style:name="T23" style:family="text">
      <style:text-properties fo:font-style="italic" fo:font-weight="normal" officeooo:rsid="010c1682" style:font-style-asian="italic" style:font-weight-asian="normal" style:font-style-complex="italic" style:font-weight-complex="normal"/>
    </style:style>
    <style:style style:name="T24" style:family="text">
      <style:text-properties fo:font-style="italic" fo:font-weight="normal" officeooo:rsid="01024ee6" style:font-style-asian="italic" style:font-weight-asian="normal" style:font-style-complex="italic" style:font-weight-complex="normal"/>
    </style:style>
    <style:style style:name="T25" style:family="text">
      <style:text-properties fo:font-style="italic" style:text-underline-style="none" fo:font-weight="normal" officeooo:rsid="00a0e3b5"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3b72c8" style:font-style-asian="normal" style:font-style-complex="normal"/>
    </style:style>
    <style:style style:name="T28" style:family="text">
      <style:text-properties fo:font-style="normal" officeooo:rsid="003d6566" style:font-style-asian="normal" style:font-style-complex="normal"/>
    </style:style>
    <style:style style:name="T29" style:family="text">
      <style:text-properties fo:font-style="normal" officeooo:rsid="003ed586" style:font-style-asian="normal" style:font-style-complex="normal"/>
    </style:style>
    <style:style style:name="T30" style:family="text">
      <style:text-properties fo:font-style="normal" officeooo:rsid="003fe4ae" style:font-style-asian="normal" style:font-style-complex="normal"/>
    </style:style>
    <style:style style:name="T31" style:family="text">
      <style:text-properties fo:font-style="normal" officeooo:rsid="004114f8" style:font-style-asian="normal" style:font-style-complex="normal"/>
    </style:style>
    <style:style style:name="T32" style:family="text">
      <style:text-properties fo:font-style="normal" officeooo:rsid="004171a3" style:font-style-asian="normal" style:font-style-complex="normal"/>
    </style:style>
    <style:style style:name="T33" style:family="text">
      <style:text-properties fo:font-style="normal" officeooo:rsid="00422a0a" style:font-style-asian="normal" style:font-style-complex="normal"/>
    </style:style>
    <style:style style:name="T34" style:family="text">
      <style:text-properties fo:font-style="normal" officeooo:rsid="00456f41" style:font-style-asian="normal" style:font-style-complex="normal"/>
    </style:style>
    <style:style style:name="T35" style:family="text">
      <style:text-properties fo:font-style="normal" officeooo:rsid="0049bc35" style:font-style-asian="normal" style:font-style-complex="normal"/>
    </style:style>
    <style:style style:name="T36" style:family="text">
      <style:text-properties fo:font-style="normal" officeooo:rsid="006318b2" style:font-style-asian="normal" style:font-style-complex="normal"/>
    </style:style>
    <style:style style:name="T37" style:family="text">
      <style:text-properties fo:font-style="normal" officeooo:rsid="0065f7ff" style:font-style-asian="normal" style:font-style-complex="normal"/>
    </style:style>
    <style:style style:name="T38" style:family="text">
      <style:text-properties fo:font-style="normal" officeooo:rsid="0066c770" style:font-style-asian="normal" style:font-style-complex="normal"/>
    </style:style>
    <style:style style:name="T39" style:family="text">
      <style:text-properties fo:font-style="normal" officeooo:rsid="0073ee24" style:font-style-asian="normal" style:font-style-complex="normal"/>
    </style:style>
    <style:style style:name="T40" style:family="text">
      <style:text-properties fo:font-style="normal" officeooo:rsid="008a98a1" style:font-style-asian="normal" style:font-style-complex="normal"/>
    </style:style>
    <style:style style:name="T41" style:family="text">
      <style:text-properties fo:font-style="normal" officeooo:rsid="008a5d04" style:font-style-asian="normal" style:font-style-complex="normal"/>
    </style:style>
    <style:style style:name="T42" style:family="text">
      <style:text-properties fo:font-style="normal" officeooo:rsid="008e0e66" style:font-style-asian="normal" style:font-style-complex="normal"/>
    </style:style>
    <style:style style:name="T43" style:family="text">
      <style:text-properties fo:font-style="normal" officeooo:rsid="008ec737" style:font-style-asian="normal" style:font-style-complex="normal"/>
    </style:style>
    <style:style style:name="T44" style:family="text">
      <style:text-properties fo:font-style="normal" officeooo:rsid="007c9410" style:font-style-asian="normal" style:font-style-complex="normal"/>
    </style:style>
    <style:style style:name="T45" style:family="text">
      <style:text-properties fo:font-style="normal" officeooo:rsid="00916de9" style:font-style-asian="normal" style:font-style-complex="normal"/>
    </style:style>
    <style:style style:name="T46" style:family="text">
      <style:text-properties fo:font-style="normal" officeooo:rsid="00933e63" style:font-style-asian="normal" style:font-style-complex="normal"/>
    </style:style>
    <style:style style:name="T47" style:family="text">
      <style:text-properties fo:font-style="normal" officeooo:rsid="0093a3cd" style:font-style-asian="normal" style:font-style-complex="normal"/>
    </style:style>
    <style:style style:name="T48" style:family="text">
      <style:text-properties fo:font-style="normal" officeooo:rsid="00b17e8b" style:font-style-asian="normal" style:font-style-complex="normal"/>
    </style:style>
    <style:style style:name="T49" style:family="text">
      <style:text-properties fo:font-style="normal" officeooo:rsid="00b32edc"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21ec19" style:font-style-asian="normal" style:font-style-complex="normal"/>
    </style:style>
    <style:style style:name="T52" style:family="text">
      <style:text-properties fo:font-style="normal" style:text-underline-style="none" officeooo:rsid="0022a64c" style:font-style-asian="normal" style:font-style-complex="normal"/>
    </style:style>
    <style:style style:name="T53" style:family="text">
      <style:text-properties fo:font-style="normal" style:text-underline-style="none" officeooo:rsid="0022c15e" style:font-style-asian="normal" style:font-style-complex="normal"/>
    </style:style>
    <style:style style:name="T54" style:family="text">
      <style:text-properties fo:font-style="normal" style:text-underline-style="none" officeooo:rsid="002541dc" style:font-style-asian="normal" style:font-style-complex="normal"/>
    </style:style>
    <style:style style:name="T55" style:family="text">
      <style:text-properties fo:font-style="normal" style:text-underline-style="none" officeooo:rsid="0025e1bb" style:font-style-asian="normal" style:font-style-complex="normal"/>
    </style:style>
    <style:style style:name="T56" style:family="text">
      <style:text-properties fo:font-style="normal" style:text-underline-style="none" officeooo:rsid="0027c0f1" style:font-style-asian="normal" style:font-style-complex="normal"/>
    </style:style>
    <style:style style:name="T57" style:family="text">
      <style:text-properties fo:font-style="normal" style:text-underline-style="none" officeooo:rsid="0029016b" style:font-style-asian="normal" style:font-style-complex="normal"/>
    </style:style>
    <style:style style:name="T58" style:family="text">
      <style:text-properties fo:font-style="normal" style:text-underline-style="none" officeooo:rsid="002a76f0" style:font-style-asian="normal" style:font-style-complex="normal"/>
    </style:style>
    <style:style style:name="T59" style:family="text">
      <style:text-properties fo:font-style="normal" style:text-underline-style="none" officeooo:rsid="002b7796" style:font-style-asian="normal" style:font-style-complex="normal"/>
    </style:style>
    <style:style style:name="T60" style:family="text">
      <style:text-properties fo:font-style="normal" style:text-underline-style="none" officeooo:rsid="002c79c9" style:font-style-asian="normal" style:font-style-complex="normal"/>
    </style:style>
    <style:style style:name="T61" style:family="text">
      <style:text-properties fo:font-style="normal" style:text-underline-style="none" officeooo:rsid="002d9717" style:font-style-asian="normal" style:font-style-complex="normal"/>
    </style:style>
    <style:style style:name="T62" style:family="text">
      <style:text-properties fo:font-style="normal" style:text-underline-style="none" officeooo:rsid="004e9c80" style:font-style-asian="normal" style:font-style-complex="normal"/>
    </style:style>
    <style:style style:name="T63" style:family="text">
      <style:text-properties fo:font-style="normal" style:text-underline-style="none" fo:font-weight="bold" officeooo:rsid="0022c15e" style:font-style-asian="normal" style:font-weight-asian="bold" style:font-style-complex="normal" style:font-weight-complex="bold"/>
    </style:style>
    <style:style style:name="T64" style:family="text">
      <style:text-properties fo:font-style="normal" style:text-underline-style="none" fo:font-weight="normal" officeooo:rsid="00c37f93" style:font-style-asian="normal" style:font-weight-asian="normal" style:font-style-complex="normal" style:font-weight-complex="normal"/>
    </style:style>
    <style:style style:name="T65" style:family="text">
      <style:text-properties fo:font-style="normal" fo:font-weight="normal" officeooo:rsid="00456f41" style:font-style-asian="normal" style:font-weight-asian="normal" style:font-style-complex="normal" style:font-weight-complex="normal"/>
    </style:style>
    <style:style style:name="T66" style:family="text">
      <style:text-properties fo:font-style="normal" fo:font-weight="normal" officeooo:rsid="00463f83" style:font-style-asian="normal" style:font-weight-asian="normal" style:font-style-complex="normal" style:font-weight-complex="normal"/>
    </style:style>
    <style:style style:name="T67" style:family="text">
      <style:text-properties fo:font-style="normal" fo:font-weight="normal" officeooo:rsid="0047d323" style:font-style-asian="normal" style:font-weight-asian="normal" style:font-style-complex="normal" style:font-weight-complex="normal"/>
    </style:style>
    <style:style style:name="T68" style:family="text">
      <style:text-properties fo:font-style="normal" fo:font-weight="normal" officeooo:rsid="00480cc3" style:font-style-asian="normal" style:font-weight-asian="normal" style:font-style-complex="normal" style:font-weight-complex="normal"/>
    </style:style>
    <style:style style:name="T69" style:family="text">
      <style:text-properties fo:font-style="normal" fo:font-weight="normal" officeooo:rsid="00492e46" style:font-style-asian="normal" style:font-weight-asian="normal" style:font-style-complex="normal" style:font-weight-complex="normal"/>
    </style:style>
    <style:style style:name="T70" style:family="text">
      <style:text-properties fo:font-style="normal" fo:font-weight="normal" officeooo:rsid="0049bc35" style:font-style-asian="normal" style:font-weight-asian="normal" style:font-style-complex="normal" style:font-weight-complex="normal"/>
    </style:style>
    <style:style style:name="T71" style:family="text">
      <style:text-properties fo:font-style="normal" fo:font-weight="normal" officeooo:rsid="004a3fbf" style:font-style-asian="normal" style:font-weight-asian="normal" style:font-style-complex="normal" style:font-weight-complex="normal"/>
    </style:style>
    <style:style style:name="T72" style:family="text">
      <style:text-properties fo:font-style="normal" fo:font-weight="normal" officeooo:rsid="004a4df3" style:font-style-asian="normal" style:font-weight-asian="normal" style:font-style-complex="normal" style:font-weight-complex="normal"/>
    </style:style>
    <style:style style:name="T73" style:family="text">
      <style:text-properties fo:font-style="normal" fo:font-weight="normal" officeooo:rsid="004a4e92" style:font-style-asian="normal" style:font-weight-asian="normal" style:font-style-complex="normal" style:font-weight-complex="normal"/>
    </style:style>
    <style:style style:name="T74" style:family="text">
      <style:text-properties fo:font-style="normal" fo:font-weight="normal" officeooo:rsid="004a650e" style:font-style-asian="normal" style:font-weight-asian="normal" style:font-style-complex="normal" style:font-weight-complex="normal"/>
    </style:style>
    <style:style style:name="T75" style:family="text">
      <style:text-properties fo:font-style="normal" fo:font-weight="normal" officeooo:rsid="005303e4" style:font-style-asian="normal" style:font-weight-asian="normal" style:font-style-complex="normal" style:font-weight-complex="normal"/>
    </style:style>
    <style:style style:name="T76" style:family="text">
      <style:text-properties fo:font-style="normal" fo:font-weight="normal" officeooo:rsid="00536375" style:font-style-asian="normal" style:font-weight-asian="normal" style:font-style-complex="normal" style:font-weight-complex="normal"/>
    </style:style>
    <style:style style:name="T77" style:family="text">
      <style:text-properties fo:font-style="normal" fo:font-weight="normal" officeooo:rsid="00547940" style:font-style-asian="normal" style:font-weight-asian="normal" style:font-style-complex="normal" style:font-weight-complex="normal"/>
    </style:style>
    <style:style style:name="T78" style:family="text">
      <style:text-properties fo:font-style="normal" fo:font-weight="normal" officeooo:rsid="00565588" style:font-style-asian="normal" style:font-weight-asian="normal" style:font-style-complex="normal" style:font-weight-complex="normal"/>
    </style:style>
    <style:style style:name="T79" style:family="text">
      <style:text-properties fo:font-style="normal" fo:font-weight="normal" officeooo:rsid="00568bbb" style:font-style-asian="normal" style:font-weight-asian="normal" style:font-style-complex="normal" style:font-weight-complex="normal"/>
    </style:style>
    <style:style style:name="T80" style:family="text">
      <style:text-properties fo:font-style="normal" fo:font-weight="normal" officeooo:rsid="00570c6d" style:font-style-asian="normal" style:font-weight-asian="normal" style:font-style-complex="normal" style:font-weight-complex="normal"/>
    </style:style>
    <style:style style:name="T81" style:family="text">
      <style:text-properties fo:font-style="normal" fo:font-weight="normal" officeooo:rsid="0059572c" style:font-style-asian="normal" style:font-weight-asian="normal" style:font-style-complex="normal" style:font-weight-complex="normal"/>
    </style:style>
    <style:style style:name="T82" style:family="text">
      <style:text-properties fo:font-style="normal" fo:font-weight="normal" officeooo:rsid="0059e0c6" style:font-style-asian="normal" style:font-weight-asian="normal" style:font-style-complex="normal" style:font-weight-complex="normal"/>
    </style:style>
    <style:style style:name="T83" style:family="text">
      <style:text-properties fo:font-style="normal" fo:font-weight="normal" officeooo:rsid="005a24ed" style:font-style-asian="normal" style:font-weight-asian="normal" style:font-style-complex="normal" style:font-weight-complex="normal"/>
    </style:style>
    <style:style style:name="T84" style:family="text">
      <style:text-properties fo:font-style="normal" fo:font-weight="normal" officeooo:rsid="005b3059" style:font-style-asian="normal" style:font-weight-asian="normal" style:font-style-complex="normal" style:font-weight-complex="normal"/>
    </style:style>
    <style:style style:name="T85" style:family="text">
      <style:text-properties fo:font-style="normal" fo:font-weight="normal" officeooo:rsid="005bf28b" style:font-style-asian="normal" style:font-weight-asian="normal" style:font-style-complex="normal" style:font-weight-complex="normal"/>
    </style:style>
    <style:style style:name="T86" style:family="text">
      <style:text-properties fo:font-style="normal" fo:font-weight="normal" officeooo:rsid="005c0601" style:font-style-asian="normal" style:font-weight-asian="normal" style:font-style-complex="normal" style:font-weight-complex="normal"/>
    </style:style>
    <style:style style:name="T87" style:family="text">
      <style:text-properties fo:font-style="normal" fo:font-weight="normal" officeooo:rsid="005da809" style:font-style-asian="normal" style:font-weight-asian="normal" style:font-style-complex="normal" style:font-weight-complex="normal"/>
    </style:style>
    <style:style style:name="T88" style:family="text">
      <style:text-properties fo:font-style="normal" fo:font-weight="normal" officeooo:rsid="0066c770" style:font-style-asian="normal" style:font-weight-asian="normal" style:font-style-complex="normal" style:font-weight-complex="normal"/>
    </style:style>
    <style:style style:name="T89" style:family="text">
      <style:text-properties fo:font-style="normal" fo:font-weight="normal" officeooo:rsid="0067d7fa" style:font-style-asian="normal" style:font-weight-asian="normal" style:font-style-complex="normal" style:font-weight-complex="normal"/>
    </style:style>
    <style:style style:name="T90" style:family="text">
      <style:text-properties fo:font-style="normal" fo:font-weight="normal" officeooo:rsid="00687d8a" style:font-style-asian="normal" style:font-weight-asian="normal" style:font-style-complex="normal" style:font-weight-complex="normal"/>
    </style:style>
    <style:style style:name="T91" style:family="text">
      <style:text-properties fo:font-style="normal" fo:font-weight="normal" officeooo:rsid="0068994a" style:font-style-asian="normal" style:font-weight-asian="normal" style:font-style-complex="normal" style:font-weight-complex="normal"/>
    </style:style>
    <style:style style:name="T92" style:family="text">
      <style:text-properties fo:font-style="normal" fo:font-weight="normal" officeooo:rsid="006a5449" style:font-style-asian="normal" style:font-weight-asian="normal" style:font-style-complex="normal" style:font-weight-complex="normal"/>
    </style:style>
    <style:style style:name="T93" style:family="text">
      <style:text-properties fo:font-style="normal" fo:font-weight="normal" officeooo:rsid="006a971a" style:font-style-asian="normal" style:font-weight-asian="normal" style:font-style-complex="normal" style:font-weight-complex="normal"/>
    </style:style>
    <style:style style:name="T94" style:family="text">
      <style:text-properties fo:font-style="normal" fo:font-weight="normal" officeooo:rsid="006adc45" style:font-style-asian="normal" style:font-weight-asian="normal" style:font-style-complex="normal" style:font-weight-complex="normal"/>
    </style:style>
    <style:style style:name="T95" style:family="text">
      <style:text-properties fo:font-style="normal" fo:font-weight="normal" officeooo:rsid="006b98e4" style:font-style-asian="normal" style:font-weight-asian="normal" style:font-style-complex="normal" style:font-weight-complex="normal"/>
    </style:style>
    <style:style style:name="T96" style:family="text">
      <style:text-properties fo:font-style="normal" fo:font-weight="normal" officeooo:rsid="006d4f98" style:font-style-asian="normal" style:font-weight-asian="normal" style:font-style-complex="normal" style:font-weight-complex="normal"/>
    </style:style>
    <style:style style:name="T97" style:family="text">
      <style:text-properties fo:font-style="normal" fo:font-weight="normal" officeooo:rsid="006ed923" style:font-style-asian="normal" style:font-weight-asian="normal" style:font-style-complex="normal" style:font-weight-complex="normal"/>
    </style:style>
    <style:style style:name="T98" style:family="text">
      <style:text-properties fo:font-style="normal" fo:font-weight="normal" officeooo:rsid="007074d4" style:font-style-asian="normal" style:font-weight-asian="normal" style:font-style-complex="normal" style:font-weight-complex="normal"/>
    </style:style>
    <style:style style:name="T99" style:family="text">
      <style:text-properties fo:font-style="normal" fo:font-weight="normal" officeooo:rsid="00720aa5" style:font-style-asian="normal" style:font-weight-asian="normal" style:font-style-complex="normal" style:font-weight-complex="normal"/>
    </style:style>
    <style:style style:name="T100" style:family="text">
      <style:text-properties fo:font-style="normal" fo:font-weight="normal" officeooo:rsid="00895730" style:font-style-asian="normal" style:font-weight-asian="normal" style:font-style-complex="normal" style:font-weight-complex="normal"/>
    </style:style>
    <style:style style:name="T101" style:family="text">
      <style:text-properties fo:font-style="normal" fo:font-weight="normal" officeooo:rsid="008a4b2f" style:font-style-asian="normal" style:font-weight-asian="normal" style:font-style-complex="normal" style:font-weight-complex="normal"/>
    </style:style>
    <style:style style:name="T102" style:family="text">
      <style:text-properties fo:font-style="normal" fo:font-weight="normal" officeooo:rsid="008a5d04" style:font-style-asian="normal" style:font-weight-asian="normal" style:font-style-complex="normal" style:font-weight-complex="normal"/>
    </style:style>
    <style:style style:name="T103" style:family="text">
      <style:text-properties fo:font-style="normal" fo:font-weight="normal" officeooo:rsid="009bc687" style:font-style-asian="normal" style:font-weight-asian="normal" style:font-style-complex="normal" style:font-weight-complex="normal"/>
    </style:style>
    <style:style style:name="T104" style:family="text">
      <style:text-properties fo:font-style="normal" fo:font-weight="normal" officeooo:rsid="009d7840" style:font-style-asian="normal" style:font-weight-asian="normal" style:font-style-complex="normal" style:font-weight-complex="normal"/>
    </style:style>
    <style:style style:name="T105" style:family="text">
      <style:text-properties fo:font-style="normal" fo:font-weight="normal" officeooo:rsid="009db42b" style:font-style-asian="normal" style:font-weight-asian="normal" style:font-style-complex="normal" style:font-weight-complex="normal"/>
    </style:style>
    <style:style style:name="T106" style:family="text">
      <style:text-properties fo:font-style="normal" fo:font-weight="normal" officeooo:rsid="009dcf1b" style:font-style-asian="normal" style:font-weight-asian="normal" style:font-style-complex="normal" style:font-weight-complex="normal"/>
    </style:style>
    <style:style style:name="T107" style:family="text">
      <style:text-properties fo:font-style="normal" fo:font-weight="normal" officeooo:rsid="009fcad2" style:font-style-asian="normal" style:font-weight-asian="normal" style:font-style-complex="normal" style:font-weight-complex="normal"/>
    </style:style>
    <style:style style:name="T108" style:family="text">
      <style:text-properties fo:font-style="normal" fo:font-weight="normal" officeooo:rsid="00a0e3b5" style:font-style-asian="normal" style:font-weight-asian="normal" style:font-style-complex="normal" style:font-weight-complex="normal"/>
    </style:style>
    <style:style style:name="T109" style:family="text">
      <style:text-properties fo:font-style="normal" fo:font-weight="normal" officeooo:rsid="00a5c3dc" style:font-style-asian="normal" style:font-weight-asian="normal" style:font-style-complex="normal" style:font-weight-complex="normal"/>
    </style:style>
    <style:style style:name="T110" style:family="text">
      <style:text-properties fo:font-style="normal" fo:font-weight="normal" officeooo:rsid="00a68dd6" style:font-style-asian="normal" style:font-weight-asian="normal" style:font-style-complex="normal" style:font-weight-complex="normal"/>
    </style:style>
    <style:style style:name="T111" style:family="text">
      <style:text-properties fo:font-style="normal" fo:font-weight="normal" officeooo:rsid="00b32edc" style:font-style-asian="normal" style:font-weight-asian="normal" style:font-style-complex="normal" style:font-weight-complex="normal"/>
    </style:style>
    <style:style style:name="T112" style:family="text">
      <style:text-properties fo:font-style="normal" fo:font-weight="normal" officeooo:rsid="00b5177b" style:font-style-asian="normal" style:font-weight-asian="normal" style:font-style-complex="normal" style:font-weight-complex="normal"/>
    </style:style>
    <style:style style:name="T113" style:family="text">
      <style:text-properties fo:font-style="normal" fo:font-weight="normal" officeooo:rsid="00b69e72" style:font-style-asian="normal" style:font-weight-asian="normal" style:font-style-complex="normal" style:font-weight-complex="normal"/>
    </style:style>
    <style:style style:name="T114" style:family="text">
      <style:text-properties fo:font-style="normal" fo:font-weight="normal" officeooo:rsid="00b866ac" style:font-style-asian="normal" style:font-weight-asian="normal" style:font-style-complex="normal" style:font-weight-complex="normal"/>
    </style:style>
    <style:style style:name="T115" style:family="text">
      <style:text-properties fo:font-style="normal" fo:font-weight="normal" officeooo:rsid="00b881e2" style:font-style-asian="normal" style:font-weight-asian="normal" style:font-style-complex="normal" style:font-weight-complex="normal"/>
    </style:style>
    <style:style style:name="T116" style:family="text">
      <style:text-properties fo:font-style="normal" fo:font-weight="normal" officeooo:rsid="00ba0adb" style:font-style-asian="normal" style:font-weight-asian="normal" style:font-style-complex="normal" style:font-weight-complex="normal"/>
    </style:style>
    <style:style style:name="T117" style:family="text">
      <style:text-properties fo:font-style="normal" fo:font-weight="normal" officeooo:rsid="00bb2605" style:font-style-asian="normal" style:font-weight-asian="normal" style:font-style-complex="normal" style:font-weight-complex="normal"/>
    </style:style>
    <style:style style:name="T118" style:family="text">
      <style:text-properties fo:font-style="normal" fo:font-weight="normal" officeooo:rsid="00bbac6a" style:font-style-asian="normal" style:font-weight-asian="normal" style:font-style-complex="normal" style:font-weight-complex="normal"/>
    </style:style>
    <style:style style:name="T119" style:family="text">
      <style:text-properties fo:font-style="normal" fo:font-weight="normal" officeooo:rsid="00bd8c9c" style:font-style-asian="normal" style:font-weight-asian="normal" style:font-style-complex="normal" style:font-weight-complex="normal"/>
    </style:style>
    <style:style style:name="T120" style:family="text">
      <style:text-properties fo:font-style="normal" fo:font-weight="normal" officeooo:rsid="00be1360" style:font-style-asian="normal" style:font-weight-asian="normal" style:font-style-complex="normal" style:font-weight-complex="normal"/>
    </style:style>
    <style:style style:name="T121" style:family="text">
      <style:text-properties fo:font-style="normal" fo:font-weight="normal" officeooo:rsid="00be75bc" style:font-style-asian="normal" style:font-weight-asian="normal" style:font-style-complex="normal" style:font-weight-complex="normal"/>
    </style:style>
    <style:style style:name="T122" style:family="text">
      <style:text-properties fo:font-style="normal" fo:font-weight="normal" officeooo:rsid="00bffa86" style:font-style-asian="normal" style:font-weight-asian="normal" style:font-style-complex="normal" style:font-weight-complex="normal"/>
    </style:style>
    <style:style style:name="T123" style:family="text">
      <style:text-properties fo:font-style="normal" fo:font-weight="normal" officeooo:rsid="00c145f4" style:font-style-asian="normal" style:font-weight-asian="normal" style:font-style-complex="normal" style:font-weight-complex="normal"/>
    </style:style>
    <style:style style:name="T124" style:family="text">
      <style:text-properties fo:font-style="normal" fo:font-weight="normal" officeooo:rsid="00c334af" style:font-style-asian="normal" style:font-weight-asian="normal" style:font-style-complex="normal" style:font-weight-complex="normal"/>
    </style:style>
    <style:style style:name="T125" style:family="text">
      <style:text-properties fo:font-style="normal" fo:font-weight="normal" officeooo:rsid="00c37f93" style:font-style-asian="normal" style:font-weight-asian="normal" style:font-style-complex="normal" style:font-weight-complex="normal"/>
    </style:style>
    <style:style style:name="T126" style:family="text">
      <style:text-properties fo:font-style="normal" fo:font-weight="normal" officeooo:rsid="00abb385" style:font-style-asian="normal" style:font-weight-asian="normal" style:font-style-complex="normal" style:font-weight-complex="normal"/>
    </style:style>
    <style:style style:name="T127" style:family="text">
      <style:text-properties fo:font-style="normal" fo:font-weight="bold" officeooo:rsid="000c1212" style:font-style-asian="normal" style:font-weight-asian="bold" style:font-style-complex="normal" style:font-weight-complex="bold"/>
    </style:style>
    <style:style style:name="T128" style:family="text">
      <style:text-properties fo:font-style="normal" fo:font-weight="bold" officeooo:rsid="00629795" style:font-style-asian="normal" style:font-weight-asian="bold" style:font-style-complex="normal" style:font-weight-complex="bold"/>
    </style:style>
    <style:style style:name="T129" style:family="text">
      <style:text-properties fo:font-style="normal" fo:font-weight="bold" officeooo:rsid="006318b2" style:font-style-asian="normal" style:font-weight-asian="bold" style:font-style-complex="normal" style:font-weight-complex="bold"/>
    </style:style>
    <style:style style:name="T130" style:family="text">
      <style:text-properties fo:font-style="normal" style:text-underline-style="solid" style:text-underline-width="auto" style:text-underline-color="font-color" fo:font-weight="normal" officeooo:rsid="00c37f93" style:font-style-asian="normal" style:font-weight-asian="normal" style:font-style-complex="normal" style:font-weight-complex="normal"/>
    </style:style>
    <style:style style:name="T131" style:family="text">
      <style:text-properties officeooo:rsid="0023a94b"/>
    </style:style>
    <style:style style:name="T132" style:family="text">
      <style:text-properties officeooo:rsid="002e29bd"/>
    </style:style>
    <style:style style:name="T133" style:family="text">
      <style:text-properties officeooo:rsid="003a2743"/>
    </style:style>
    <style:style style:name="T134" style:family="text">
      <style:text-properties fo:font-weight="normal" style:font-weight-asian="normal" style:font-weight-complex="normal"/>
    </style:style>
    <style:style style:name="T135" style:family="text">
      <style:text-properties fo:font-weight="normal" officeooo:rsid="004f170c" style:font-weight-asian="normal" style:font-weight-complex="normal"/>
    </style:style>
    <style:style style:name="T136" style:family="text">
      <style:text-properties fo:font-weight="normal" officeooo:rsid="005142a8" style:font-weight-asian="normal" style:font-weight-complex="normal"/>
    </style:style>
    <style:style style:name="T137" style:family="text">
      <style:text-properties fo:font-weight="normal" officeooo:rsid="00520aef" style:font-weight-asian="normal" style:font-weight-complex="normal"/>
    </style:style>
    <style:style style:name="T138" style:family="text">
      <style:text-properties fo:font-weight="normal" officeooo:rsid="00526bd4" style:font-weight-asian="normal" style:font-weight-complex="normal"/>
    </style:style>
    <style:style style:name="T139" style:family="text">
      <style:text-properties fo:font-weight="normal" officeooo:rsid="00ab144b" style:font-weight-asian="normal" style:font-weight-complex="normal"/>
    </style:style>
    <style:style style:name="T140" style:family="text">
      <style:text-properties fo:font-weight="normal" officeooo:rsid="00ab2afa" style:font-weight-asian="normal" style:font-weight-complex="normal"/>
    </style:style>
    <style:style style:name="T141" style:family="text">
      <style:text-properties fo:font-weight="normal" officeooo:rsid="00abb385" style:font-weight-asian="normal" style:font-weight-complex="normal"/>
    </style:style>
    <style:style style:name="T142" style:family="text">
      <style:text-properties fo:font-weight="normal" officeooo:rsid="00ad32f3" style:font-weight-asian="normal" style:font-weight-complex="normal"/>
    </style:style>
    <style:style style:name="T143" style:family="text">
      <style:text-properties fo:font-weight="normal" officeooo:rsid="00adc5bb" style:font-weight-asian="normal" style:font-weight-complex="normal"/>
    </style:style>
    <style:style style:name="T144" style:family="text">
      <style:text-properties fo:font-weight="normal" officeooo:rsid="00c89662" style:font-weight-asian="normal" style:font-weight-complex="normal"/>
    </style:style>
    <style:style style:name="T145" style:family="text">
      <style:text-properties fo:font-weight="normal" officeooo:rsid="00c8a33c" style:font-weight-asian="normal" style:font-weight-complex="normal"/>
    </style:style>
    <style:style style:name="T146" style:family="text">
      <style:text-properties fo:font-weight="normal" officeooo:rsid="00ca27ad" style:font-weight-asian="normal" style:font-weight-complex="normal"/>
    </style:style>
    <style:style style:name="T147" style:family="text">
      <style:text-properties fo:font-weight="normal" officeooo:rsid="00cacb1c" style:font-weight-asian="normal" style:font-weight-complex="normal"/>
    </style:style>
    <style:style style:name="T148" style:family="text">
      <style:text-properties fo:font-weight="normal" officeooo:rsid="00cd3756" style:font-weight-asian="normal" style:font-weight-complex="normal"/>
    </style:style>
    <style:style style:name="T149" style:family="text">
      <style:text-properties fo:font-weight="normal" officeooo:rsid="00ceeab0" style:font-weight-asian="normal" style:font-weight-complex="normal"/>
    </style:style>
    <style:style style:name="T150" style:family="text">
      <style:text-properties fo:font-weight="normal" officeooo:rsid="00cf9073" style:font-weight-asian="normal" style:font-weight-complex="normal"/>
    </style:style>
    <style:style style:name="T151" style:family="text">
      <style:text-properties fo:font-weight="normal" officeooo:rsid="00d1251f" style:font-weight-asian="normal" style:font-weight-complex="normal"/>
    </style:style>
    <style:style style:name="T152" style:family="text">
      <style:text-properties fo:font-weight="normal" officeooo:rsid="00d2fb90" style:font-weight-asian="normal" style:font-weight-complex="normal"/>
    </style:style>
    <style:style style:name="T153" style:family="text">
      <style:text-properties fo:font-weight="normal" officeooo:rsid="00d4c3b0" style:font-weight-asian="normal" style:font-weight-complex="normal"/>
    </style:style>
    <style:style style:name="T154" style:family="text">
      <style:text-properties fo:font-weight="normal" officeooo:rsid="00d6596f" style:font-weight-asian="normal" style:font-weight-complex="normal"/>
    </style:style>
    <style:style style:name="T155" style:family="text">
      <style:text-properties fo:font-weight="normal" officeooo:rsid="00d669cb" style:font-weight-asian="normal" style:font-weight-complex="normal"/>
    </style:style>
    <style:style style:name="T156" style:family="text">
      <style:text-properties fo:font-weight="normal" officeooo:rsid="00d91636" style:font-weight-asian="normal" style:font-weight-complex="normal"/>
    </style:style>
    <style:style style:name="T157" style:family="text">
      <style:text-properties fo:font-weight="normal" officeooo:rsid="00dd7828" style:font-weight-asian="normal" style:font-weight-complex="normal"/>
    </style:style>
    <style:style style:name="T158" style:family="text">
      <style:text-properties fo:font-weight="normal" officeooo:rsid="00e1289b" style:font-weight-asian="normal" style:font-weight-complex="normal"/>
    </style:style>
    <style:style style:name="T159" style:family="text">
      <style:text-properties fo:font-weight="normal" officeooo:rsid="00e2fe36" style:font-weight-asian="normal" style:font-weight-complex="normal"/>
    </style:style>
    <style:style style:name="T160" style:family="text">
      <style:text-properties fo:font-weight="normal" officeooo:rsid="00e4ba97" style:font-weight-asian="normal" style:font-weight-complex="normal"/>
    </style:style>
    <style:style style:name="T161" style:family="text">
      <style:text-properties fo:font-weight="normal" officeooo:rsid="00e5f2c3" style:font-weight-asian="normal" style:font-weight-complex="normal"/>
    </style:style>
    <style:style style:name="T162" style:family="text">
      <style:text-properties fo:font-weight="normal" officeooo:rsid="00e775d9" style:font-weight-asian="normal" style:font-weight-complex="normal"/>
    </style:style>
    <style:style style:name="T163" style:family="text">
      <style:text-properties fo:font-weight="normal" officeooo:rsid="00e7bb4d" style:font-weight-asian="normal" style:font-weight-complex="normal"/>
    </style:style>
    <style:style style:name="T164" style:family="text">
      <style:text-properties fo:font-weight="normal" officeooo:rsid="00e7be7f" style:font-weight-asian="normal" style:font-weight-complex="normal"/>
    </style:style>
    <style:style style:name="T165" style:family="text">
      <style:text-properties fo:font-weight="normal" officeooo:rsid="00e847dc" style:font-weight-asian="normal" style:font-weight-complex="normal"/>
    </style:style>
    <style:style style:name="T166" style:family="text">
      <style:text-properties fo:font-weight="normal" officeooo:rsid="00ebb80b" style:font-weight-asian="normal" style:font-weight-complex="normal"/>
    </style:style>
    <style:style style:name="T167" style:family="text">
      <style:text-properties fo:font-weight="normal" officeooo:rsid="00ee7248" style:font-weight-asian="normal" style:font-weight-complex="normal"/>
    </style:style>
    <style:style style:name="T168" style:family="text">
      <style:text-properties fo:font-weight="normal" officeooo:rsid="00f137f6" style:font-weight-asian="normal" style:font-weight-complex="normal"/>
    </style:style>
    <style:style style:name="T169" style:family="text">
      <style:text-properties fo:font-weight="normal" officeooo:rsid="00f29359" style:font-weight-asian="normal" style:font-weight-complex="normal"/>
    </style:style>
    <style:style style:name="T170" style:family="text">
      <style:text-properties fo:font-weight="normal" officeooo:rsid="00f3b3f4" style:font-weight-asian="normal" style:font-weight-complex="normal"/>
    </style:style>
    <style:style style:name="T171" style:family="text">
      <style:text-properties fo:font-weight="normal" officeooo:rsid="00f47258" style:font-weight-asian="normal" style:font-weight-complex="normal"/>
    </style:style>
    <style:style style:name="T172" style:family="text">
      <style:text-properties fo:font-weight="normal" officeooo:rsid="00f89b2f" style:font-weight-asian="normal" style:font-weight-complex="normal"/>
    </style:style>
    <style:style style:name="T173" style:family="text">
      <style:text-properties fo:font-weight="normal" officeooo:rsid="00fa486b" style:font-weight-asian="normal" style:font-weight-complex="normal"/>
    </style:style>
    <style:style style:name="T174" style:family="text">
      <style:text-properties fo:font-weight="normal" officeooo:rsid="00fa71d5" style:font-weight-asian="normal" style:font-weight-complex="normal"/>
    </style:style>
    <style:style style:name="T175" style:family="text">
      <style:text-properties fo:font-weight="normal" officeooo:rsid="00fa81a3" style:font-weight-asian="normal" style:font-weight-complex="normal"/>
    </style:style>
    <style:style style:name="T176" style:family="text">
      <style:text-properties fo:font-weight="normal" officeooo:rsid="00fbca98" style:font-weight-asian="normal" style:font-weight-complex="normal"/>
    </style:style>
    <style:style style:name="T177" style:family="text">
      <style:text-properties fo:font-weight="normal" officeooo:rsid="00fe18fe" style:font-weight-asian="normal" style:font-weight-complex="normal"/>
    </style:style>
    <style:style style:name="T178" style:family="text">
      <style:text-properties fo:font-weight="normal" officeooo:rsid="01018018" style:font-weight-asian="normal" style:font-weight-complex="normal"/>
    </style:style>
    <style:style style:name="T179" style:family="text">
      <style:text-properties fo:font-weight="normal" officeooo:rsid="01022cc3" style:font-weight-asian="normal" style:font-weight-complex="normal"/>
    </style:style>
    <style:style style:name="T180" style:family="text">
      <style:text-properties fo:font-weight="normal" officeooo:rsid="01024ee6" style:font-weight-asian="normal" style:font-weight-complex="normal"/>
    </style:style>
    <style:style style:name="T181" style:family="text">
      <style:text-properties fo:font-weight="normal" officeooo:rsid="0103e2f2" style:font-weight-asian="normal" style:font-weight-complex="normal"/>
    </style:style>
    <style:style style:name="T182" style:family="text">
      <style:text-properties fo:font-weight="normal" officeooo:rsid="0107135a" style:font-weight-asian="normal" style:font-weight-complex="normal"/>
    </style:style>
    <style:style style:name="T183" style:family="text">
      <style:text-properties fo:font-weight="normal" officeooo:rsid="010911cf" style:font-weight-asian="normal" style:font-weight-complex="normal"/>
    </style:style>
    <style:style style:name="T184" style:family="text">
      <style:text-properties fo:font-weight="normal" officeooo:rsid="010c1682" style:font-weight-asian="normal" style:font-weight-complex="normal"/>
    </style:style>
    <style:style style:name="T185" style:family="text">
      <style:text-properties fo:font-weight="normal" officeooo:rsid="010d296d" style:font-weight-asian="normal" style:font-weight-complex="normal"/>
    </style:style>
    <style:style style:name="T186" style:family="text">
      <style:text-properties fo:font-weight="normal" officeooo:rsid="0111165c" style:font-weight-asian="normal" style:font-weight-complex="normal"/>
    </style:style>
    <style:style style:name="T187" style:family="text">
      <style:text-properties fo:font-weight="normal" officeooo:rsid="011672c8" style:font-weight-asian="normal" style:font-weight-complex="normal"/>
    </style:style>
    <style:style style:name="T188" style:family="text">
      <style:text-properties fo:font-weight="normal" officeooo:rsid="01171696" style:font-weight-asian="normal" style:font-weight-complex="normal"/>
    </style:style>
    <style:style style:name="T189" style:family="text">
      <style:text-properties fo:font-weight="normal" officeooo:rsid="011af58e" style:font-weight-asian="normal" style:font-weight-complex="normal"/>
    </style:style>
    <style:style style:name="T190" style:family="text">
      <style:text-properties fo:font-weight="normal" officeooo:rsid="011d4f6a" style:font-weight-asian="normal" style:font-weight-complex="normal"/>
    </style:style>
    <style:style style:name="T191" style:family="text">
      <style:text-properties fo:font-weight="normal" officeooo:rsid="011dcb34" style:font-weight-asian="normal" style:font-weight-complex="normal"/>
    </style:style>
    <style:style style:name="T192" style:family="text">
      <style:text-properties fo:font-weight="normal" officeooo:rsid="0124a925" style:font-weight-asian="normal" style:font-weight-complex="normal"/>
    </style:style>
    <style:style style:name="T193" style:family="text">
      <style:text-properties officeooo:rsid="004b83d5"/>
    </style:style>
    <style:style style:name="T194" style:family="text">
      <style:text-properties fo:font-weight="bold" officeooo:rsid="004e9c80" style:font-weight-asian="bold" style:font-weight-complex="bold"/>
    </style:style>
    <style:style style:name="T195" style:family="text">
      <style:text-properties fo:font-weight="bold" officeooo:rsid="002e29bd" style:font-weight-asian="bold" style:font-weight-complex="bold"/>
    </style:style>
    <style:style style:name="T196" style:family="text">
      <style:text-properties fo:font-weight="bold" officeooo:rsid="003a2743" style:font-weight-asian="bold" style:font-weight-complex="bold"/>
    </style:style>
    <style:style style:name="T197" style:family="text">
      <style:text-properties fo:font-weight="bold" officeooo:rsid="0017ab75" style:font-weight-asian="bold" style:font-weight-complex="bold"/>
    </style:style>
    <style:style style:name="T198" style:family="text">
      <style:text-properties officeooo:rsid="00590884"/>
    </style:style>
    <style:style style:name="T199" style:family="text">
      <style:text-properties officeooo:rsid="006318b2"/>
    </style:style>
    <style:style style:name="T200" style:family="text">
      <style:text-properties fo:font-size="12pt" fo:font-style="normal" fo:font-weight="normal" officeooo:rsid="00933e63" style:font-size-asian="12pt" style:font-style-asian="normal" style:font-weight-asian="normal" style:font-size-complex="12pt" style:font-style-complex="normal" style:font-weight-complex="normal"/>
    </style:style>
    <style:style style:name="T201" style:family="text">
      <style:text-properties fo:font-size="12pt" fo:font-style="normal" fo:font-weight="normal" officeooo:rsid="00969db2" style:font-size-asian="12pt" style:font-style-asian="normal" style:font-weight-asian="normal" style:font-size-complex="12pt" style:font-style-complex="normal" style:font-weight-complex="normal"/>
    </style:style>
    <style:style style:name="T202" style:family="text">
      <style:text-properties fo:font-size="12pt" fo:font-style="normal" fo:font-weight="normal" officeooo:rsid="0098878c" style:font-size-asian="12pt" style:font-style-asian="normal" style:font-weight-asian="normal" style:font-size-complex="12pt" style:font-style-complex="normal" style:font-weight-complex="normal"/>
    </style:style>
    <style:style style:name="T203" style:family="text">
      <style:text-properties fo:font-size="12pt" fo:font-style="normal" fo:font-weight="normal" officeooo:rsid="00993c4b" style:font-size-asian="12pt" style:font-style-asian="normal" style:font-weight-asian="normal" style:font-size-complex="12pt" style:font-style-complex="normal" style:font-weight-complex="normal"/>
    </style:style>
    <style:style style:name="T204" style:family="text">
      <style:text-properties fo:font-size="12pt" fo:font-style="normal" fo:font-weight="normal" officeooo:rsid="009ab575" style:font-size-asian="12pt" style:font-style-asian="normal" style:font-weight-asian="normal" style:font-size-complex="12pt" style:font-style-complex="normal" style:font-weight-complex="normal"/>
    </style:style>
    <style:style style:name="T205" style:family="text">
      <style:text-properties fo:font-size="12pt" fo:font-style="normal" fo:font-weight="normal" officeooo:rsid="009bc687" style:font-size-asian="12pt" style:font-style-asian="normal" style:font-weight-asian="normal" style:font-size-complex="12pt" style:font-style-complex="normal" style:font-weight-complex="normal"/>
    </style:style>
    <style:style style:name="T206" style:family="text">
      <style:text-properties fo:font-size="12pt" fo:font-style="normal" fo:font-weight="normal" officeooo:rsid="00a81213" style:font-size-asian="12pt" style:font-style-asian="normal" style:font-weight-asian="normal" style:font-size-complex="12pt" style:font-style-complex="normal" style:font-weight-complex="normal"/>
    </style:style>
    <style:style style:name="T207" style:family="text">
      <style:text-properties fo:font-size="12pt" fo:font-style="italic" fo:font-weight="normal" officeooo:rsid="0098878c" style:font-size-asian="12pt" style:font-style-asian="italic" style:font-weight-asian="normal" style:font-size-complex="12pt" style:font-style-complex="italic" style:font-weight-complex="normal"/>
    </style:style>
    <style:style style:name="T208" style:family="text">
      <style:text-properties fo:font-size="12pt" fo:font-style="italic" fo:font-weight="normal" officeooo:rsid="009bc687" style:font-size-asian="12pt" style:font-style-asian="italic" style:font-weight-asian="normal" style:font-size-complex="12pt" style:font-style-complex="italic" style:font-weight-complex="normal"/>
    </style:style>
    <style:style style:name="T209" style:family="text">
      <style:text-properties officeooo:rsid="007553dd"/>
    </style:style>
    <style:style style:name="T210" style:family="text">
      <style:text-properties officeooo:rsid="00a015cd"/>
    </style:style>
    <style:style style:name="T211" style:family="text">
      <style:text-properties officeooo:rsid="00adc5bb"/>
    </style:style>
    <style:style style:name="T212" style:family="text">
      <style:text-properties officeooo:rsid="00d6596f"/>
    </style:style>
    <style:style style:name="T213" style:family="text">
      <style:text-properties officeooo:rsid="00f3b3f4"/>
    </style:style>
    <style:style style:name="T214" style:family="text">
      <style:text-properties officeooo:rsid="00fcb7b1"/>
    </style:style>
    <style:style style:name="T215" style:family="text">
      <style:text-properties style:font-name="Liberation Serif1" fo:font-weight="normal" officeooo:rsid="0112e840" style:font-name-asian="Liberation Serif1" style:font-weight-asian="normal" style:font-name-complex="Liberation Serif1"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La fin de la République jusqu'à -5<text:span text:style-name="T199">3</text:span></text:p>
      <text:p text:style-name="P8"/>
      <text:p text:style-name="P8">(1) <text:span text:style-name="T1">Les crises de la République jusqu'au premier triumvirat : un état de plus en plus violent</text:span></text:p>
      <text:p text:style-name="P1"/>
      <text:p text:style-name="P11"><text:span text:style-name="T4">(1.a) </text:span>les frères Gracques : <text:span text:style-name="T131">la crise foncière</text:span></text:p>
      <text:p text:style-name="P11"/>
      <text:p text:style-name="P3"><text:tab/><text:span text:style-name="T197">Tiberius Graccus</text:span><text:span text:style-name="T3"> (168 - 133) et Gaius Graccus (153 - 121), « les Gracques » sont deux membres de l'aristocratie romaine qui proposèrent des réformes défavorables aux Sénateurs, en vain.</text:span></text:p>
      <text:p text:style-name="P3"><text:tab/><text:span text:style-name="T5">Tiberius proposa de limiter le droit de </text:span><text:span text:style-name="T7">possessio </text:span><text:span text:style-name="T51">individuelle, </text:span><text:span text:style-name="T52">la terre ne pouvant être concentrée entre un trop petit nombre de personnes. Sa proposition de loi est refusée, une émeute éclate : il est jeté dans le Tibre.</text:span></text:p>
      <text:p text:style-name="P3"><text:span text:style-name="T52"><text:tab/></text:span><text:span text:style-name="T63">Gaius Graccus</text:span><text:span text:style-name="T53"> </text:span><text:span text:style-name="T54">reprend les idées de son frère : assignation</text:span><text:span text:style-name="T55">s</text:span><text:span text:style-name="T54"> </text:span><text:span text:style-name="T55">de terrains plus généreuses </text:span><text:span text:style-name="T56">pour les </text:span><text:span text:style-name="T62">plus </text:span><text:span text:style-name="T56">pauvres, </text:span><text:span text:style-name="T57">création de colonies, </text:span><text:span text:style-name="T58">par exemple à Carthage</text:span><text:span text:style-name="T57">. </text:span><text:span text:style-name="T60">Ses réformes sont refusées et l</text:span><text:span text:style-name="T59">e Sénat autorise l'élimination de Gaius par n'importe quel moyen. </text:span><text:span text:style-name="T61">Il mourra dans un bois sur le Janicule.</text:span></text:p>
      <text:p text:style-name="P3"/>
      <text:p text:style-name="P12"><text:span text:style-name="T52">(</text:span><text:span text:style-name="T50">1.b) </text:span><text:span text:style-name="T2">Marius et Sylla : </text:span><text:span text:style-name="T10">optimates v</text:span><text:span text:style-name="T11">ersu</text:span><text:span text:style-name="T10">s populares</text:span></text:p>
      <text:p text:style-name="P4"/>
      <text:p text:style-name="P4"><text:tab/><text:span text:style-name="T195">Gaius Marius</text:span><text:span text:style-name="T132"> (157 - 86) était un général romain, élu sept fois consul mais non issu d'une famille sénatoriale. Il épousa la tante de Jules César. Il était renommé pour ses victoires militaires qu'il devait à sa réforme de l'armée : augmentation de la solde, du nombre de soldats, obligation pour chaque soldat d'emporter avec lui ses bagages. Cette armée, professionnalisée, devient une véritable armée de métier. Il était le chef de file des </text:span><text:span text:style-name="T9">populares</text:span><text:span text:style-name="T28">.</text:span></text:p>
      <text:p text:style-name="P4"><text:tab/><text:span text:style-name="T196">Sylla</text:span><text:span text:style-name="T133"> (138 - 78), chef de file des </text:span><text:span text:style-name="T8">optimates</text:span><text:span text:style-name="T27">. </text:span><text:span text:style-name="T29">Il s'oppose à Marius au cours de </text:span><text:span text:style-name="T33">la première </text:span><text:span text:style-name="T29">guerre civile </text:span><text:span text:style-name="T30">(88-87</text:span><text:span text:style-name="T33">) qui sera suivie d'une seconde en</text:span><text:span text:style-name="T30"> </text:span><text:span text:style-name="T31">82 ; </text:span><text:span text:style-name="T32">outre Sylla, les vainqueurs en sont Crassus et Pompée.</text:span></text:p>
      <text:p text:style-name="P4"/>
      <text:p text:style-name="P13"><text:span text:style-name="T32">(</text:span><text:span text:style-name="T26">1.c) Spartacus : </text:span><text:span text:style-name="T35">la question des esclaves</text:span></text:p>
      <text:p text:style-name="P21"/>
      <text:p text:style-name="P13"><text:span text:style-name="T26"><text:tab/></text:span><text:span text:style-name="T34">Spartacus</text:span><text:span text:style-name="T65"> (</text:span><text:span text:style-name="T66">~100 - </text:span><text:span text:style-name="T67">71</text:span><text:span text:style-name="T68">)</text:span><text:span text:style-name="T69"> est un </text:span><text:span text:style-name="T70">soldat déserteur devenu </text:span><text:span text:style-name="T71">gladiateur </text:span><text:span text:style-name="T74">à Capoue</text:span><text:span text:style-name="T71">. Il fomente une révolte qui embrase toute l'Italie du Sud entre 73 et 71. </text:span><text:span text:style-name="T72">Sa révolte est écrasée par Crassus et par Pompée. Six mille gladiateurs seront crucifiés le long de la Via Appia, </text:span><text:span text:style-name="T73">entre Rome et Capoue.</text:span></text:p>
      <text:p text:style-name="P5"/>
      <text:p text:style-name="P14"><text:span text:style-name="T193">(1.d) </text:span>Catilina : <text:span text:style-name="T198">de la République à la tyrannie</text:span></text:p>
      <text:p text:style-name="P6"/>
      <text:p text:style-name="P7"><text:tab/><text:span text:style-name="T194">Catilina </text:span><text:span text:style-name="T135">(108 – 62) </text:span><text:span text:style-name="T136">est issu d'une famille noble mais pauvre. </text:span><text:span text:style-name="T137">Il mène une vie décadente : accusé d'inceste avec une vestale </text:span><text:span text:style-name="T138">et acquitté, il sera ensuite accusé de concussion, puis acquitté.</text:span><text:span text:style-name="T73"> </text:span><text:span text:style-name="T75">En 66, </text:span><text:span text:style-name="T76">il fomente une première conjuration pour </text:span><text:span text:style-name="T77">tuer les consuls et placer au pouvoir Crassus </text:span><text:span text:style-name="T78">et Sylla. </text:span><text:span text:style-name="T79">Le complot est ébruité </text:span><text:span text:style-name="T80">et est abandonné.</text:span></text:p>
      <text:p text:style-name="P7"><text:span text:style-name="T80"><text:tab/>La second conjuration est la plus connue : </text:span><text:span text:style-name="T81">en 63, </text:span><text:span text:style-name="T82">Catilina, déçu d'avoir été vaincu à l'élection consulaire par Cicéron,  cherche à le re</text:span><text:span text:style-name="T83">nverser. </text:span><text:span text:style-name="T84">La maîtresse de l'un des conjurés ébruite le complot </text:span><text:span text:style-name="T85">et Cicéron dénonce Catilina en pleine séance du Sénat. </text:span><text:span text:style-name="T86">Certains conjurés, malgré les réticences de Jules César, sont mis à mort. Catilina s'enfuit </text:span><text:span text:style-name="T87">et meurt un an plus tard.</text:span></text:p>
      <text:p text:style-name="P7"/>
      <text:p text:style-name="P2"><text:span text:style-name="T127">(</text:span><text:span text:style-name="T128">2</text:span><text:span text:style-name="T127">) Les crises de la République jusqu'au premier triumvirat : </text:span><text:span text:style-name="T129">Crassus, Pompée et Jules César</text:span></text:p>
      <text:p text:style-name="P9"/>
      <text:p text:style-name="P20">(2.a) qu'est-ce que le premier triumvirat ?</text:p>
      <text:p text:style-name="P39"/>
      <text:p text:style-name="P39"><text:tab/>Il s'agit d'une alliance privée et secrète entre trois hommes (tri- + vir-) <text:span text:style-name="T209">pour se partager le pouvoir.</text:span></text:p>
      <text:p text:style-name="P39"><text:tab/><text:span text:style-name="T209">Cette alliance dura de 60 à 53: elle est privée car l'état romain ne lui donna pas de statut officiel (à la différence du second triumvirat) et elle est secrète car elle commence trois ans après la conjuration de Catilina. </text:span></text:p>
      <text:p text:style-name="P39"><text:tab/><text:span text:style-name="T210">Le triumvirat a pour but de biaiser le système du consulat : puisque chaque année deux consuls sont élus, les membres du triumvirat s'arrangent pour qu'au moins l'un des trois soit consul.</text:span></text:p>
      <text:p text:style-name="P39"/>
      <text:p text:style-name="P39"/>
      <text:p text:style-name="P39"/>
      <text:p text:style-name="P16"><text:soft-page-break/><text:span text:style-name="T36">(</text:span><text:span text:style-name="T26">2.</text:span><text:span text:style-name="T39">b</text:span><text:span text:style-name="T26">) </text:span><text:span text:style-name="T37">Marcus Licinius Crassus </text:span><text:span text:style-name="T38">(115-53) </text:span></text:p>
      <text:p text:style-name="P22"/>
      <text:p text:style-name="P16"><text:span text:style-name="T88"><text:tab/></text:span><text:span text:style-name="T92">Il </text:span><text:span text:style-name="T88">fut l'homme le plus riche de l'histoire romaine. </text:span><text:span text:style-name="T89">Né d'une grande famille romaine, </text:span><text:span text:style-name="T90">sa carrière commence vraiment lors de la deuxième guerre civile gagnée par Sylla </text:span><text:span text:style-name="T91">en -82. </text:span><text:span text:style-name="T93">Crassus donna au dictateur </text:span><text:span text:style-name="T94">la victoire.</text:span></text:p>
      <text:p text:style-name="P15"><text:span text:style-name="T91"><text:tab/></text:span><text:span text:style-name="T92">Il s'enrichit </text:span><text:span text:style-name="T93">grâce aux proscriptions qui </text:span><text:span text:style-name="T95">suivirent cette victoire. </text:span><text:span text:style-name="T96">Très vite, il accroît encore sa fortune en spéculant sur l'immobilier avec les uns et en extorquant de l'argent aux autres. </text:span><text:span text:style-name="T97">Il est connu pour la bassesse des manœuvres qui lui permirent de s'enrichir : </text:span><text:span text:style-name="T98">incendier des maisons pour en faire baisser le prix, gérer des maisons de prostitution ou encore </text:span><text:span text:style-name="T99">fréquenter une Vestale pour lui faire vendre sa maison.</text:span></text:p>
      <text:p text:style-name="P15"><text:span text:style-name="T99"><text:tab/></text:span><text:span text:style-name="T100">En -71 il participe à l'écrasement de la révolte de Spartacus ; élu consul en 70 </text:span><text:span text:style-name="T101">avec Pompée, il s'oppose de plus en plus à ce dernier, bien plus populaire que lui, </text:span><text:span text:style-name="T108">et ce alors que Crassus soutient les </text:span><text:span text:style-name="T13">populares</text:span><text:span text:style-name="T108"> et Pompée les </text:span><text:span text:style-name="T25">optimates.</text:span></text:p>
      <text:p text:style-name="P15"><text:span text:style-name="T101"><text:tab/></text:span><text:span text:style-name="T102">A partir de 55, il mène une campagne contre les Parthes qui commence par une longue série de pillages. Il meurt en 53, dans ce qui s'appelerait aujourd'hui la Turquie.</text:span></text:p>
      <text:p text:style-name="P15"><text:span text:style-name="T41"><text:tab/></text:span><text:span text:style-name="T40">A sa mort, </text:span><text:span text:style-name="T48">en 53, </text:span><text:span text:style-name="T42">le premier triumvirat </text:span><text:span text:style-name="T43">s'achève : restent Pompée et Jules César.</text:span></text:p>
      <text:p text:style-name="P15"/>
      <text:p text:style-name="P15"><text:span text:style-name="T26">(2.</text:span><text:span text:style-name="T44">c</text:span><text:span text:style-name="T26">) </text:span><text:span text:style-name="T45">Cnaeus Pompeius Magnus </text:span><text:span text:style-name="T46">(</text:span><text:span text:style-name="T47">106-48</text:span><text:span text:style-name="T46">)</text:span></text:p>
      <text:p text:style-name="P15"/>
      <text:p text:style-name="P40"><text:span text:style-name="T200"><text:tab/></text:span><text:span text:style-name="T201">Chef de file des </text:span><text:span text:style-name="T207">optimates</text:span><text:span text:style-name="T202">, il reçut en effet une éducation aristocratique : dès son plus jeune âge il fut formé à être un chef de guerre mais avait aussi une grande culture grecque. </text:span><text:span text:style-name="T203">Il commença sa carrière militaire sous les ordres de son père et devint à son tour </text:span><text:span text:style-name="T204">un brillant </text:span><text:span text:style-name="T203">général, </text:span><text:span text:style-name="T205">surnommé par ses soldats </text:span><text:span text:style-name="T208">Magnus</text:span><text:span text:style-name="T205"> par référence à Alexandre le Grand. </text:span><text:span text:style-name="T206">D'autres le surnommeront </text:span><text:span text:style-name="T6">Adulescentulus Carnifex.</text:span></text:p>
      <text:p text:style-name="P15"><text:span text:style-name="T103"><text:tab/></text:span><text:span text:style-name="T104">Il aide Sylla lors de la seconde guerre civile de 82 </text:span><text:span text:style-name="T105">puis soumet la république de Sertorius que celui-ci avait créé en Espagne pour accueillir les </text:span><text:span text:style-name="T12">populares</text:span><text:span text:style-name="T105">. </text:span><text:span text:style-name="T106">En 71 il vainc Spartacus. </text:span><text:span text:style-name="T107">En 70, il est élu consul avec Crassus. </text:span><text:span text:style-name="T109">A partir de 67, il reçoit des pouvoir exceptionnels pour libérer la Méditerranée des pirates. </text:span><text:span text:style-name="T110">Jusqu'en 62 il gagne une série de batailles en Orient : il est au faîte de sa gloire.</text:span></text:p>
      <text:p text:style-name="P15"><text:tab/><text:span text:style-name="T139">Il revient à Rome et renouvèle </text:span><text:span text:style-name="T140">le premier triumvirat en épousant Julia, la fille de Jules César. </text:span><text:span text:style-name="T141">Mais Julia meurt en 54, Crassus en 53 : le premier triumvirat a vécu.</text:span></text:p>
      <text:p text:style-name="P15"><text:span text:style-name="T141"><text:tab/></text:span><text:span text:style-name="T142">La guerre civile éclate : </text:span><text:span text:style-name="T143">Jules César repousse Pompée toujours plus en Orient et le </text:span><text:span text:style-name="T211">vainc à Pharsale en 48. Pompée s'enfuit en Egypte où il est assassiné : Jules César se retrouve maître de Rome.</text:span></text:p>
      <text:p text:style-name="P15"/>
      <text:p text:style-name="P15"><text:span text:style-name="T26">(2.</text:span><text:span text:style-name="T44">d</text:span><text:span text:style-name="T26">) </text:span><text:span text:style-name="T49">Gaius Iulius Caesar (100-44)</text:span></text:p>
      <text:p text:style-name="P15"/>
      <text:p text:style-name="P17"><text:span text:style-name="T111"><text:tab/></text:span><text:span text:style-name="T112">La famille de Jules César </text:span><text:span text:style-name="T113">est noble mais modeste,</text:span><text:span text:style-name="T115"> proche des </text:span><text:span text:style-name="T14">populares</text:span><text:span text:style-name="T115">.</text:span><text:span text:style-name="T113"> </text:span><text:span text:style-name="T114">Son éducation fut très soignée : </text:span><text:span text:style-name="T115">César parlait grec couramment et écrivait un latin de grande qualité. </text:span></text:p>
      <text:p text:style-name="P17"><text:span text:style-name="T115"><text:tab/></text:span><text:span text:style-name="T116">Pendant l'affrontement entre Marius et Sylla, Jules César reste prudemment en retrait et </text:span><text:span text:style-name="T117">gagne l'est de la Méditerrannée. </text:span><text:span text:style-name="T118">Il commet quelques exploits militaires, notamment contre les pirates qui l'avaient capturé.</text:span></text:p>
      <text:p text:style-name="P18"><text:span text:style-name="T118"><text:tab/></text:span><text:span text:style-name="T119">Revenu à Rome, il lance sa carrière politique à l'aide de procès contre ses adversaires et en organisant des jeux extraordinairement généreux. </text:span><text:span text:style-name="T120">Nommé </text:span><text:span text:style-name="T15">pontifex maximus </text:span><text:span text:style-name="T120">en 63 grâce aux sommes d'argent qu'il parvient à réunir, </text:span><text:span text:style-name="T121">il joue un rôle trouble lors de la conjuration de Catilina. </text:span><text:span text:style-name="T122">En 60, il conclut avec Crassus et Pompée le premier triumvirat.</text:span></text:p>
      <text:p text:style-name="P19"><text:span text:style-name="T122"><text:tab/>Il est élu consul en 59 </text:span><text:span text:style-name="T124">avec le pâle Bibulus </text:span><text:span text:style-name="T123">et en profite pour prolonger son consulat </text:span><text:span text:style-name="T124">par un proconsulat en Gaule. Jules César part donc faire la guerre afin d'échapper à ses dettes et pour accumuler gloire et argent. Il vaincra les Gaulois en -52</text:span><text:span text:style-name="T125"> fera publier son journal rédigé pour l'occasion, le </text:span><text:span text:style-name="T130">Bellum Gallicum</text:span><text:span text:style-name="T64">. Sa fille Julia meurt pendant cette guerre en -54 et Crassus en -53.</text:span></text:p>
      <text:p text:style-name="P10"><text:span text:style-name="T126"><text:tab/></text:span><text:span text:style-name="T125">A son retour, il lui reste donc à affronter Pompée.</text:span></text:p>
      <text:p text:style-name="P31"/>
      <text:p text:style-name="P31"/>
      <text:p text:style-name="P31"/>
      <text:p text:style-name="P31"/>
      <text:p text:style-name="P31"/>
      <text:p text:style-name="P31"/>
      <text:p text:style-name="P31"/>
      <text:p text:style-name="P31"/>
      <text:p text:style-name="P42"><text:soft-page-break/>La fin de la République jusqu'à -<text:span text:style-name="T214">27</text:span></text:p>
      <text:p text:style-name="P23"/>
      <text:p text:style-name="P25">(1) le règne de Jules César</text:p>
      <text:p text:style-name="P24"><text:tab/><text:span text:style-name="T134">Jules César et Pompée s’affrontent donc </text:span><text:span text:style-name="T144">au cours d’une guerre civile </text:span><text:span text:style-name="T145">qui débute en janvier 49 quand César franchit le Rubicon en armes. Ce petit fleuve d’Italie du Nord marquait en effet la limite à ne pas franchir pour un général pénétrant avec ses armées sur le sol italien</text:span><text:span text:style-name="T16">.</text:span><text:span text:style-name="T17"> </text:span><text:span text:style-name="T146">C’est </text:span><text:span text:style-name="T189">en franchissant ce fleuve</text:span><text:span text:style-name="T146"> qu’il aurait prononcé en grec la phrase « que le dé soit jeté », rendue en latin par « alea iacta est ». César repousse Pompée vers le sud-est de la Méditerranée et le vainc à Pharsale, en Grèce, le 9 août 48 </text:span><text:span text:style-name="T147">malgré un </text:span><text:span text:style-name="T190">nombre </text:span><text:span text:style-name="T147"><text:s/>très inférieur de combattants. </text:span><text:span text:style-name="T148">Pompée s’enfuit en Egypte où il sera assassiné </text:span><text:span text:style-name="T158">en septembre 48 </text:span><text:span text:style-name="T148">sur l’ordre du pharaon Ptolémée XIII. </text:span><text:span text:style-name="T149">César entrera en guerre contre ce dernier et installera sur le trône </text:span><text:span text:style-name="T151">sa sœur, </text:span><text:span text:style-name="T150">Cléopâtre VII. </text:span><text:span text:style-name="T152">Celle-ci aura une liaison avec César </text:span><text:span text:style-name="T159">et lui donnera un fils, Césarion. </text:span><text:span text:style-name="T163">Achevant de guerroyer contre les derniers partisans de Pompée, c</text:span><text:span text:style-name="T162">’est en 47 qu’il écrivit au Sénat la phrase </text:span><text:span text:style-name="T19">Veni</text:span><text:span text:style-name="T162">, </text:span><text:span text:style-name="T19">uidi, uici</text:span><text:span text:style-name="T162"> (Je suis venu, j’ai vu, j’ai vaincu) </text:span><text:span text:style-name="T163">soulignant la rapidité </text:span><text:span text:style-name="T164">avec laquelle il avait écrasé le roi </text:span><text:span text:style-name="T165">Pharnace au nord de la Turquie.</text:span></text:p>
      <text:p text:style-name="P32"/>
      <text:p text:style-name="P24"><text:span text:style-name="T152"><text:tab/></text:span><text:span text:style-name="T153">Jules César rentre en Italie en -46 et est acclamé </text:span><text:span text:style-name="T154">pour avoir ramené la paix. Il offre à l’occasion de ses triomphes des jeux et des </text:span><text:span text:style-name="T155">fêtes</text:span><text:span text:style-name="T154"> somptueuses </text:span><text:span text:style-name="T155">au peuple romain. </text:span><text:span text:style-name="T156">Très vite la guerre reprend : en -45 César doit mater une révolte en Espagne. Il commet l’erreur de célébrer son triomphe à Rome </text:span><text:span text:style-name="T18">alors qu’il a vaincu des Romains</text:span><text:span text:style-name="T156">. Il se fait élire </text:span><text:span text:style-name="T18">dictator</text:span><text:span text:style-name="T156"> pour dix ans, suscitant l’inquiétude sur sa concentration du pouvoir.</text:span></text:p>
      <text:p text:style-name="P33"/>
      <text:p text:style-name="P24"><text:span text:style-name="T156"><text:tab/></text:span><text:span text:style-name="T157">Le 1</text:span><text:span text:style-name="T190">5</text:span><text:span text:style-name="T157"> juin 44, il est assassiné en plein Sénat : </text:span><text:span text:style-name="T160">ses assassins </text:span><text:span text:style-name="T161">l’entourent et le percent à coups de glaives. César, reconnaissant son fils adoptif Brutus, se serait écrié en grec « Toi aussi, mon fils ! » avant de se laisser mourir.</text:span></text:p>
      <text:p text:style-name="P33"/>
      <text:p text:style-name="P26"><text:span text:style-name="T212">(</text:span>2) le second triumvirat</text:p>
      <text:p text:style-name="P34"/>
      <text:p text:style-name="P27"><text:span text:style-name="T134"><text:tab/>Trois hommes accaparent alors le pouvoir : </text:span><text:span text:style-name="T166">Marc-Antoine, </text:span><text:span text:style-name="T167">Lépide et Octave. Le second triumvirat qui commence en 43 est public et officiel puisqu’une loi décide de la répartition des pouvoirs. Les trois triumvirs sont tous des proches de Jules César.</text:span></text:p>
      <text:p text:style-name="P27"><text:span text:style-name="T167"><text:tab/></text:span><text:span text:style-name="T168">Lépide s’efface rapidement devant Marc-Antoine et Octave : </text:span><text:span text:style-name="T190">ces derniers </text:span><text:span text:style-name="T191">sont</text:span><text:span text:style-name="T168"> rapidement </text:span><text:span text:style-name="T191">responsables d’</text:span><text:span text:style-name="T168">une guerre civile. </text:span><text:span text:style-name="T169">Celle-ci s’achève à la bataille </text:span><text:span text:style-name="T171">navale </text:span><text:span text:style-name="T169">d’</text:span><text:span text:style-name="T170">Actium </text:span><text:span text:style-name="T171">(en Grèce) </text:span><text:span text:style-name="T170">en -31 </text:span><text:span text:style-name="T172">qui voit la victoire d’Octave.</text:span></text:p>
      <text:p text:style-name="P35"/>
      <text:p text:style-name="P27"><text:span text:style-name="T172"><text:tab/></text:span><text:span text:style-name="T173">Marc-Antoine se réfugie en Egypte avec sa compagne, Cléopâtre VII. </text:span><text:span text:style-name="T174">Il sombre dans la déchéance, passant son temps à boire et à banqueter pendant que Cléopâtre tente de sauver ce qui peut l’être. Marc-Antoine se jette sur son glaive le 1e août 30, persuadé que Cléopâtre s’est suicidée. </text:span><text:span text:style-name="T175">Le 12 août, Cléopâtre se suicide à son tour, se faisant apporter un panier de figues contenant deux serpents v</text:span><text:span text:style-name="T176">e</text:span><text:span text:style-name="T175">nimeux.</text:span></text:p>
      <text:p text:style-name="P36"/>
      <text:p text:style-name="P28"><text:span text:style-name="T213">(</text:span>3) le début du règne d’Octave</text:p>
      <text:p text:style-name="P29"><text:span text:style-name="T134"><text:tab/></text:span><text:span text:style-name="T177">Octave ne veut pas d’un régime monarchique </text:span><text:span text:style-name="T178">et se donne le titre, modeste en apparence, de «</text:span><text:span text:style-name="T20"> princeps ciuitatis</text:span><text:span text:style-name="T178"> » (premier de la cité). </text:span><text:span text:style-name="T179">Il concentre cependant tous les pouvoirs, </text:span><text:span text:style-name="T178">transform</text:span><text:span text:style-name="T179">ant</text:span><text:span text:style-name="T178"> lentement la république romaine </text:span><text:span text:style-name="T179">en un principat :</text:span></text:p>
      <text:p text:style-name="P37"/>
      <text:p text:style-name="P29"><text:span text:style-name="T179"><text:tab/></text:span><text:span text:style-name="T215">►</text:span><text:span text:style-name="T185">en 29 il est nommé « </text:span><text:span text:style-name="T21">Imperator</text:span><text:span text:style-name="T185"> » (général/empereur) sans limitation de durée</text:span></text:p>
      <text:p text:style-name="P30"><text:span text:style-name="T179"><text:tab/></text:span><text:span text:style-name="T215">►</text:span><text:span text:style-name="T183">en 28 il est nommé «</text:span><text:span text:style-name="T22"> Princ</text:span><text:span text:style-name="T23">ep</text:span><text:span text:style-name="T22">s Senatûs</text:span><text:span text:style-name="T183"> » (Prince du Sénat) et en tant que tel, parle le premier, imposant au Sénat les lois à voter</text:span></text:p>
      <text:p text:style-name="P30"><text:span text:style-name="T179"><text:tab/></text:span><text:span text:style-name="T215">►</text:span><text:span text:style-name="T179">en 27 il est </text:span><text:span text:style-name="T180">nommé «</text:span><text:span text:style-name="T24"> Augustus </text:span><text:span text:style-name="T180">» (~ le plus illustre) et « </text:span><text:span text:style-name="T24">Princeps</text:span><text:span text:style-name="T180"> » (Premier) : </text:span><text:span text:style-name="T181">ces deux titres sont des innovations </text:span><text:span text:style-name="T182">et ont un sens religieux et politique. A partir de -12, Auguste sera d’ailleurs nommé Pontifex maximu</text:span><text:span text:style-name="T192">s</text:span><text:span text:style-name="T182"> (~ souverain pontife) et sera placé à la tête de la religion romaine.</text:span></text:p>
      <text:p text:style-name="P30"><text:span text:style-name="T179"><text:tab/></text:span><text:span text:style-name="T215">►</text:span><text:span text:style-name="T186">en tant que Princeps ciuitatis, il est le juge suprême auquel chacun peut faire appel pour contester une décision de justice.</text:span></text:p>
      <text:p text:style-name="P38"/>
      <text:p text:style-name="P24"><text:span text:style-name="T154"><text:tab/></text:span><text:span text:style-name="T187">Ainsi, Auguste fait évoluer la République en un régime politique qui annonce la concentration maximale des pouvoirs </text:span><text:span text:style-name="T188">qu’on constatera sous l’Emp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2:49:03.453000000</meta:creation-date>
    <meta:generator>LibreOffice/6.0.7.3$Linux_X86_64 LibreOffice_project/00m0$Build-3</meta:generator>
    <dc:date>2020-12-12T16:12:52.942260310</dc:date>
    <meta:editing-duration>PT5H21M20S</meta:editing-duration>
    <meta:editing-cycles>265</meta:editing-cycles>
    <meta:print-date>2017-05-22T06:49:28.119670000</meta:print-date>
    <meta:printed-by>xanneimac </meta:printed-by>
    <meta:document-statistic meta:table-count="0" meta:image-count="0" meta:object-count="0" meta:page-count="3" meta:paragraph-count="52" meta:word-count="1828" meta:character-count="10652" meta:non-whitespace-character-count="8833"/>
  </office:meta>
</office:document-meta>
</file>